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style:font-size-asian="18pt" style:font-size-complex="18pt"/>
    </style:style>
    <style:style style:name="P2" style:family="paragraph" style:parent-style-name="Standard">
      <style:text-properties fo:font-size="14pt" style:text-underline-style="none" style:font-size-asian="14pt" style:font-size-complex="14pt"/>
    </style:style>
    <style:style style:name="P3" style:family="paragraph" style:parent-style-name="Standard">
      <style:text-properties fo:font-size="14pt" style:text-underline-style="none" style:font-size-asian="14pt" style:font-size-complex="14pt"/>
    </style:style>
    <style:style style:name="P4" style:family="paragraph" style:parent-style-name="Standard" style:list-style-name="L1">
      <style:text-properties fo:font-size="14pt" style:text-underline-style="none" style:font-size-asian="14pt" style:font-size-complex="14pt"/>
    </style:style>
    <style:style style:name="P5" style:family="paragraph" style:parent-style-name="Standard" style:list-style-name="L2">
      <style:text-properties fo:font-size="14pt" style:text-underline-style="none" style:font-size-asian="14pt" style:font-size-complex="14pt"/>
    </style:style>
    <style:style style:name="P6" style:family="paragraph" style:parent-style-name="Standard">
      <style:text-properties fo:font-size="10.5pt" style:text-underline-style="none"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Search for a student who was in IT tallaght but is now in DIT</text:p>
      <text:p text:style-name="P1"/>
      <text:p text:style-name="P1"/>
      <text:p text:style-name="P2">a)The two searching algorithms I have considered are linear search and binary search.</text:p>
      <text:p text:style-name="P2"/>
      <text:p text:style-name="P2">How they work:</text:p>
      <text:p text:style-name="P2">Linear search is a very basic method of searching for the student as it is a brute force algorithm. It searches through every single student of DIT until it finds a match to the student name from IT tallaght, and then it returns it.</text:p>
      <text:p text:style-name="P2"/>
      <text:p text:style-name="P2">Binary search requires the list to be sorted first, but can be faster than linear. It splits the list of names in two, and checks if the IT students name would be lower than the middle name alphabetically or higher. If its lower, the higher half of the list is scrapped and the search begins again with this half, and if its higher it scraps the lower half and starts again. If the middle is the desired search name it returns it.</text:p>
      <text:p text:style-name="P2"/>
      <text:p text:style-name="P2">Step by step:</text:p>
      <text:p text:style-name="P2">Linear</text:p>
      <text:list xml:id="list6395520103202243328" text:style-name="L1">
        <text:list-item>
          <text:p text:style-name="P4">First, we take the ITT student name and examine the array of DIT student names.</text:p>
        </text:list-item>
        <text:list-item>
          <text:p text:style-name="P4">We now compare the ITT name to the DIT first name, and return them if they're a match.</text:p>
        </text:list-item>
        <text:list-item>
          <text:p text:style-name="P4">If not, we move onto the next element and check again.</text:p>
        </text:list-item>
        <text:list-item>
          <text:p text:style-name="P4">This continues and repeats until either the name is found or the list of names runs out.</text:p>
        </text:list-item>
      </text:list>
      <text:p text:style-name="P2"/>
      <text:p text:style-name="P2">Binary:</text:p>
      <text:list xml:id="list8262684166139601627" text:style-name="L2">
        <text:list-item>
          <text:p text:style-name="P5">First, merge sort the list so it's in alphabetical order. This is important as binary requires the list to be sorted.</text:p>
        </text:list-item>
        <text:list-item>
          <text:p text:style-name="P5">Now that its sorted, find the middle DIT name. If ITT name is this name, return. If not, check to see if the ITT name would be before or after this name. If before, make a new list consisting of all the names before this. If after, make a new list of all the names after.</text:p>
        </text:list-item>
        <text:list-item>
          <text:p text:style-name="P5">Check the middle term of the new list. If its the ITT name, return it, if not check again, creating another new list.</text:p>
        </text:list-item>
        <text:list-item>
          <text:p text:style-name="P5">Continue and repeat until either you run out of elements or you find the name.</text:p>
        </text:list-item>
      </text:list>
      <text:p text:style-name="P2"/>
      <text:p text:style-name="P2"/>
      <text:p text:style-name="P2">Inspiration:</text:p>
      <text:p text:style-name="P2"><text:a xlink:type="simple" xlink:href="http://www.algorithmist.com/index.php/Binary_Search">http://www.algorithmist.com/index.php/Binary_Search</text:a> </text:p>
      <text:p text:style-name="P2"><text:a xlink:type="simple" xlink:href="http://en.wikipedia.org/wiki/Linear_search">http://en.wikipedia.org/wiki/Linear_search</text:a> </text:p>
      <text:p text:style-name="P2"/>
      <text:p text:style-name="P2"/>
      <text:p text:style-name="P2"/>
      <text:p text:style-name="P2"><text:soft-page-break/>Pseudocode:</text:p>
      <text:p text:style-name="P2">Chosen method of searching: Binary</text:p>
      <text:p text:style-name="P2"/>
      <text:p text:style-name="P6">(assuming the names are already sorted and assuming the name is in the array)</text:p>
      <text:p text:style-name="P6"/>
      <text:p text:style-name="P6"/>
      <text:p text:style-name="P6"><text:tab/>for(first = a[0], last = a[n-1], mid = a[n/2], search = IT talaght </text:p>
      <text:p text:style-name="P6"><text:tab/>name, array of <text:s/>DIT names = a[n] where n is the number of <text:s/>elements)</text:p>
      <text:p text:style-name="P6"/>
      <text:p text:style-name="P6"><text:tab/>if(search = mid)</text:p>
      <text:p text:style-name="P6"><text:tab/>{</text:p>
      <text:p text:style-name="P6"><text:tab/><text:tab/>return mid</text:p>
      <text:p text:style-name="P6"><text:tab/>}</text:p>
      <text:p text:style-name="P6"><text:tab/>else</text:p>
      <text:p text:style-name="P6"><text:tab/>{</text:p>
      <text:p text:style-name="P6"><text:tab/><text:tab/>if(search is lower than mid)</text:p>
      <text:p text:style-name="P6"><text:tab/><text:tab/>{</text:p>
      <text:p text:style-name="P6"><text:tab/><text:tab/><text:tab/>last = mid - 1</text:p>
      <text:p text:style-name="P6"><text:tab/><text:tab/><text:tab/>repeat on new array</text:p>
      <text:p text:style-name="P6"><text:tab/><text:tab/>}</text:p>
      <text:p text:style-name="P6"><text:tab/><text:tab/>if(search is higher than mid)</text:p>
      <text:p text:style-name="P6"><text:tab/><text:tab/>{</text:p>
      <text:p text:style-name="P6"><text:tab/><text:tab/><text:tab/>first = mid +1</text:p>
      <text:p text:style-name="P6"><text:tab/><text:tab/><text:tab/>repeat on new array</text:p>
      <text:p text:style-name="P6"><text:tab/><text:tab/>}</text:p>
      <text:p text:style-name="P6"><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9:42:26.37</meta:creation-date>
    <dc:date>2013-04-28T18:16:05.06</dc:date>
    <meta:editing-duration>P5DT14H36M36S</meta:editing-duration>
    <meta:editing-cycles>11</meta:editing-cycles>
    <meta:generator>OpenOffice.org/3.4.1$Win32 OpenOffice.org_project/341m1$Build-9593</meta:generator>
    <meta:document-statistic meta:table-count="0" meta:image-count="0" meta:object-count="0" meta:page-count="2" meta:paragraph-count="41" meta:word-count="436" meta:character-count="2316"/>
  </office:meta>
</office:document-meta>
</file>